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E000001BE76327DA1CD5A665C.png" manifest:media-type="image/png"/>
  <manifest:file-entry manifest:full-path="Pictures/100002010000041B000008C46A6A833B35B86002.png" manifest:media-type="image/png"/>
  <manifest:file-entry manifest:full-path="Pictures/100002010000025300000349B85141D62288DE11.png" manifest:media-type="image/png"/>
  <manifest:file-entry manifest:full-path="Pictures/1000168D0000520800007404EADD49A1D0BA3E14.svg" manifest:media-type="image/svg+xml"/>
  <manifest:file-entry manifest:full-path="Pictures/100002010000041B0000049DDF6F0852C5081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0.163cm" fo:min-width="8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7cm, 0.265cm, 0cm)" draw:image-opacity="100%" style:mirror="none"/>
    </style:style>
    <style:style style:name="gr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32cm" fo:min-width="0.853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5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9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7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63cm" fo:min-width="0.064cm" fo:padding-top="0cm" fo:padding-bottom="0cm" fo:padding-left="0cm" fo:padding-right="0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39cm" fo:min-width="0.048cm" fo:padding-top="0cm" fo:padding-bottom="0cm" fo:padding-left="0cm" fo:padding-right="0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58cm" fo:min-width="0.061cm" fo:padding-top="0cm" fo:padding-bottom="0cm" fo:padding-left="0cm" fo:padding-right="0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179cm" fo:min-width="0.081cm" fo:padding-top="0cm" fo:padding-bottom="0cm" fo:padding-left="0cm" fo:padding-right="0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b2b2b2" draw:opacity="50%" draw:textarea-horizontal-align="justify" draw:textarea-vertical-align="middle" draw:auto-grow-height="false" draw:auto-grow-width="true" fo:min-height="0.246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b2b2b2" draw:opacity="50%" draw:textarea-horizontal-align="justify" draw:textarea-vertical-align="middle" draw:auto-grow-height="false" draw:auto-grow-width="true" fo:min-height="0.247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83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4bde9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d3d3d3" draw:textarea-horizontal-align="justify" draw:textarea-vertical-align="middle" draw:auto-grow-height="false" draw:auto-grow-width="true" fo:min-height="0.278cm" fo:min-width="0.089cm" fo:padding-top="0cm" fo:padding-bottom="0cm" fo:padding-left="0cm" fo:padding-right="0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dash" draw:stroke-dash="Ultrafine_20_Dashed" svg:stroke-width="0.018cm" svg:stroke-color="#a9a9a9" draw:marker-start="" draw:marker-start-width="0.227cm" draw:marker-start-center="false" draw:marker-end="Symmetric_20_Arrow" draw:marker-end-width="0.075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svg:stroke-width="0.018cm" svg:stroke-color="#000000" draw:marker-start-width="0.227cm" draw:marker-end-width="0.227cm" draw:fill-color="#9d65d0" draw:textarea-horizontal-align="justify" draw:textarea-vertical-align="middle" draw:auto-grow-height="false" fo:min-height="0.03cm" fo:min-width="0.4cm" fo:padding-top="0.134cm" fo:padding-bottom="0.134cm" fo:padding-left="0cm" fo:padding-right="0cm"/>
      <style:paragraph-properties style:writing-mode="lr-tb"/>
    </style:style>
    <style:style style:name="gr5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2.71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924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13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96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1" svg:stroke-width="0.007cm" svg:stroke-color="#000000" draw:marker-start="" draw:marker-start-width="0.21cm" draw:marker-start-center="false" draw:marker-end="" draw:marker-end-width="0.21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28cm" fo:padding-bottom="0.128cm" fo:padding-left="0.253cm" fo:padding-right="0.25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9cm" fo:min-width="3.45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45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252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1" svg:stroke-width="0.247cm" svg:stroke-color="#ffcc99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draw:auto-grow-width="true" fo:padding-top="0.241cm" fo:padding-bottom="0.241cm" fo:padding-left="0.366cm" fo:padding-right="0.366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57cm" fo:min-width="0.34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100%" draw:textarea-horizontal-align="justify" draw:textarea-vertical-align="middle" draw:auto-grow-height="false" draw:auto-grow-width="true" fo:min-height="0.359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035cm" svg:stroke-color="#000000" draw:marker-start="" draw:marker-start-width="0.252cm" draw:marker-start-center="false" draw:marker-end="Symmetric_20_Arrow" draw:marker-end-width="0.152cm" draw:marker-end-center="false" draw:fill="none" draw:fill-color="#729fcf" draw:textarea-horizontal-align="justify" draw:textarea-vertical-align="middle" draw:auto-grow-width="true" fo:padding-top="0.017cm" fo:padding-bottom="0.017cm" fo:padding-left="0.017cm" fo:padding-right="0.017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15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Ultrafine_20_Dashed" svg:stroke-width="0.035cm" svg:stroke-color="#3589d6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35cm" fo:min-width="0.256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72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4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Ultrafine_20_Dashed" svg:stroke-width="0.035cm" svg:stroke-color="#ff0000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79cm" fo:min-width="0.061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37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54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39cm" fo:min-width="0.52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6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8.923cm" fo:min-width="8.99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7cm, 0.254cm, 0cm)" draw:image-opacity="100%" style:mirror="none"/>
    </style:style>
    <style:style style:name="gr1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1cm" fo:min-width="0.58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width="true" fo:padding-top="0cm" fo:padding-bottom="0cm" fo:padding-left="0cm" fo:padding-right="0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 style:list-style-name="L1">
      <style:graphic-properties draw:stroke="solid" draw:stroke-dash="Fine_20_Dashed" svg:stroke-width="0.018cm" svg:stroke-color="#c38312" draw:marker-start="" draw:marker-start-width="0.227cm" draw:marker-start-center="false" draw:marker-end="" draw:marker-end-width="0.227cm" draw:marker-end-center="false" draw:fill="none" draw:fill-color="#dddddd" draw:textarea-horizontal-align="justify" draw:textarea-vertical-align="middle" draw:auto-grow-height="false" draw:auto-grow-width="true" fo:min-height="1.227cm" fo:min-width="0.814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1" svg:stroke-width="0.018cm" svg:stroke-color="#f04e4d" draw:marker-start="" draw:marker-start-width="0.227cm" draw:marker-start-center="false" draw:marker-end="" draw:marker-end-width="0.227cm" draw:marker-end-center="false" draw:fill="solid" draw:fill-color="#dddddd" draw:textarea-horizontal-align="justify" draw:textarea-vertical-align="middle" draw:auto-grow-height="false" draw:auto-grow-width="true" fo:min-height="0.127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68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59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95f02" draw:textarea-horizontal-align="justify" draw:textarea-vertical-align="middle" draw:auto-grow-height="false" draw:auto-grow-width="true" fo:min-height="0.072cm" fo:min-width="0.061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83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Symmetric_20_Arrow" draw:marker-end-width="0.127cm" draw:marker-end-center="false" draw:fill="none" draw:fill-color="#729fcf" draw:textarea-horizontal-align="justify" draw:textarea-vertical-align="middle" draw:auto-grow-width="true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28" style:family="graphic" style:parent-style-name="standard">
      <style:graphic-properties draw:stroke="none" svg:stroke-color="#000000" draw:fill="none" draw:fill-color="#ffffff" fo:min-height="0.569cm" fo:min-width="0.495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fo:min-height="0.569cm" fo:min-width="0.635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fo:min-height="0.569cm" fo:min-width="0.36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4bde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8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56bb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d65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 style:writing-mode="lr-tb"/>
      <style:text-properties fo:color="#ffffff" style:font-name="Arial" fo:font-size="5pt" style:font-size-asian="5pt" style:font-size-complex="5pt"/>
    </style:style>
    <style:style style:name="P23" style:family="paragraph">
      <loext:graphic-properties draw:fill-color="#9d65d0"/>
      <style:paragraph-properties fo:text-align="center" style:writing-mode="lr-tb"/>
      <style:text-properties fo:color="#ffffff" style:font-name="Arial" fo:font-size="5pt" style:font-size-asian="5pt" style:font-size-complex="5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62a73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31" style:family="paragraph">
      <loext:graphic-properties draw:fill-color="#9d65d0"/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f65b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cc9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95f0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Arial" fo:font-size="6pt" style:font-size-asian="6pt" style:font-size-complex="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Arial" fo:font-size="7pt" style:font-size-asian="7pt" style:font-size-complex="7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0.163cm" svg:x="1.501cm" svg:y="2.0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99cm" svg:height="9.732cm" svg:x="1.571cm" svg:y="2.273cm">
          <draw:image xlink:href="Pictures/100002010000041B0000049DDF6F0852C5081559.png" xlink:type="simple" xlink:show="embed" xlink:actuate="onLoad" loext:mime-type="image/png">
            <text:p/>
          </draw:image>
        </draw:frame>
        <draw:g>
          <draw:custom-shape draw:style-name="gr3" draw:text-style-name="P3" draw:layer="layout" svg:width="0.995cm" svg:height="0.3cm" svg:x="2.695cm" svg:y="2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0.658cm" svg:height="0.276cm" svg:x="2.077cm" svg:y="2.909cm">
            <draw:text-box>
              <text:p text:style-name="P4"><text:span text:style-name="T1">B</text:span><text:span text:style-name="T1">zz</text:span><text:span text:style-name="T1">z</text:span></text:p>
            </draw:text-box>
          </draw:frame>
          <draw:frame draw:style-name="gr5" draw:text-style-name="P5" draw:layer="layout" svg:width="0.396cm" svg:height="0.276cm" svg:x="3.785cm" svg:y="2.909cm">
            <draw:text-box>
              <text:p text:style-name="P4"><text:span text:style-name="T1">Zz</text:span><text:span text:style-name="T1">z</text:span></text:p>
            </draw:text-box>
          </draw:frame>
          <draw:g>
            <draw:g>
              <draw:g>
                <draw:g>
                  <draw:custom-shape draw:style-name="gr6" draw:text-style-name="P6" draw:layer="layout" svg:width="0.051cm" svg:height="0.05cm" svg:x="2.994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7" draw:text-style-name="P6" draw:layer="layout" svg:width="0.05cm" svg:height="0.05cm" svg:x="3.063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7" draw:layer="layout" svg:width="0.09cm" svg:height="0.089cm" svg:x="3.009cm" svg:y="2.8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7" draw:layer="layout" svg:width="0.084cm" svg:height="0.067cm" svg:x="3.012cm" svg:y="2.94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" draw:text-style-name="P7" draw:layer="layout" svg:width="0.085cm" svg:height="0.082cm" svg:x="3.012cm" svg:y="2.88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1" draw:text-style-name="P7" draw:layer="layout" svg:width="0.113cm" svg:height="0.253cm" svg:x="2.997cm" svg:y="2.9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" draw:text-style-name="P8" draw:layer="layout" svg:width="0.119cm" svg:height="0.346cm" draw:transform="skewX (0.00872664625997163) rotate (-0.261799387799149) translate (2.961cm 2.9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8" draw:layer="layout" svg:width="0.119cm" svg:height="0.347cm" draw:transform="skewX (-0.0115191730631626) rotate (-0.261799387799149) translate (3.121cm 2.911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4" draw:text-style-name="P9" draw:layer="layout" svg:x1="2.984cm" svg:y1="2.861cm" svg:x2="3.011cm" svg:y2="2.914cm">
                      <text:p/>
                    </draw:line>
                    <draw:line draw:style-name="gr15" draw:text-style-name="P9" draw:layer="layout" svg:x1="2.931cm" svg:y1="2.821cm" svg:x2="2.984cm" svg:y2="2.861cm">
                      <text:p/>
                    </draw:line>
                  </draw:g>
                  <draw:g>
                    <draw:line draw:style-name="gr16" draw:text-style-name="P9" draw:layer="layout" svg:x1="2.964cm" svg:y1="3.007cm" svg:x2="3.015cm" svg:y2="2.947cm">
                      <text:p/>
                    </draw:line>
                    <draw:line draw:style-name="gr17" draw:text-style-name="P9" draw:layer="layout" svg:x1="2.899cm" svg:y1="3.007cm" svg:x2="2.966cm" svg:y2="3.007cm">
                      <text:p/>
                    </draw:line>
                  </draw:g>
                </draw:g>
                <draw:g>
                  <draw:line draw:style-name="gr18" draw:text-style-name="P9" draw:layer="layout" svg:x1="3.004cm" svg:y1="3.021cm" svg:x2="2.964cm" svg:y2="3.207cm">
                    <text:p/>
                  </draw:line>
                  <draw:line draw:style-name="gr19" draw:text-style-name="P9" draw:layer="layout" svg:x1="2.966cm" svg:y1="3.207cm" svg:x2="2.899cm" svg:y2="3.26cm">
                    <text:p/>
                  </draw:line>
                </draw:g>
              </draw:g>
              <draw:g>
                <draw:g>
                  <draw:g>
                    <draw:line draw:style-name="gr20" draw:text-style-name="P9" draw:layer="layout" svg:x1="3.098cm" svg:y1="2.914cm" svg:x2="3.125cm" svg:y2="2.861cm">
                      <text:p/>
                    </draw:line>
                    <draw:line draw:style-name="gr21" draw:text-style-name="P9" draw:layer="layout" svg:x1="3.125cm" svg:y1="2.861cm" svg:x2="3.178cm" svg:y2="2.821cm">
                      <text:p/>
                    </draw:line>
                  </draw:g>
                  <draw:g>
                    <draw:line draw:style-name="gr22" draw:text-style-name="P9" draw:layer="layout" svg:x1="3.094cm" svg:y1="2.947cm" svg:x2="3.145cm" svg:y2="3.007cm">
                      <text:p/>
                    </draw:line>
                    <draw:line draw:style-name="gr23" draw:text-style-name="P9" draw:layer="layout" svg:x1="3.143cm" svg:y1="3.007cm" svg:x2="3.21cm" svg:y2="3.007cm">
                      <text:p/>
                    </draw:line>
                  </draw:g>
                </draw:g>
                <draw:g>
                  <draw:line draw:style-name="gr24" draw:text-style-name="P9" draw:layer="layout" svg:x1="3.102cm" svg:y1="3.021cm" svg:x2="3.142cm" svg:y2="3.207cm">
                    <text:p/>
                  </draw:line>
                  <draw:line draw:style-name="gr25" draw:text-style-name="P9" draw:layer="layout" svg:x1="3.208cm" svg:y1="3.26cm" svg:x2="3.141cm" svg:y2="3.207cm">
                    <text:p/>
                  </draw:line>
                </draw:g>
              </draw:g>
            </draw:g>
            <draw:g>
              <draw:line draw:style-name="gr26" draw:text-style-name="P9" draw:layer="layout" svg:x1="3.067cm" svg:y1="2.852cm" svg:x2="3.08cm" svg:y2="2.825cm">
                <text:p/>
              </draw:line>
              <draw:line draw:style-name="gr27" draw:text-style-name="P9" draw:layer="layout" svg:x1="3.028cm" svg:y1="2.825cm" svg:x2="3.041cm" svg:y2="2.852cm">
                <text:p/>
              </draw:line>
            </draw:g>
          </draw:g>
        </draw:g>
        <draw:line draw:style-name="gr28" draw:text-style-name="P10" draw:layer="layout" svg:x1="4.823cm" svg:y1="3.319cm" svg:x2="7.223cm" svg:y2="3.319cm">
          <text:p/>
        </draw:line>
        <draw:frame draw:style-name="gr29" draw:text-style-name="P12" draw:layer="layout" svg:width="0.835cm" svg:height="0.276cm" svg:x="6.503cm" svg:y="2.467cm">
          <draw:text-box>
            <text:p text:style-name="P11"><text:span text:style-name="T1">N</text:span><text:span text:style-name="T1">on </text:span><text:span text:style-name="T1">A</text:span></text:p>
          </draw:text-box>
        </draw:frame>
        <draw:frame draw:style-name="gr30" draw:text-style-name="P12" draw:layer="layout" svg:width="0.709cm" svg:height="0.276cm" svg:x="5.364cm" svg:y="2.468cm">
          <draw:text-box>
            <text:p text:style-name="P11"><text:span text:style-name="T1">A-</text:span><text:span text:style-name="T1">ty</text:span><text:span text:style-name="T1">pe</text:span></text:p>
          </draw:text-box>
        </draw:frame>
        <draw:frame draw:style-name="gr31" draw:text-style-name="P13" draw:layer="layout" svg:width="0.33cm" svg:height="0.276cm" svg:x="5.553cm" svg:y="4.308cm">
          <draw:text-box>
            <text:p text:style-name="P11"><text:span text:style-name="T1">H</text:span><text:span text:style-name="T1">k</text:span></text:p>
          </draw:text-box>
        </draw:frame>
        <draw:frame draw:style-name="gr32" draw:text-style-name="P12" draw:layer="layout" svg:width="0.33cm" svg:height="0.276cm" svg:x="5.553cm" svg:y="3.447cm">
          <draw:text-box>
            <text:p text:style-name="P11"><text:span text:style-name="T1">S</text:span><text:span text:style-name="T1">h</text:span></text:p>
          </draw:text-box>
        </draw:frame>
        <draw:g>
          <draw:custom-shape draw:style-name="gr33" draw:text-style-name="P14" draw:layer="layout" svg:width="0.375cm" svg:height="0.5cm" svg:x="6.729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5" draw:layer="layout" svg:width="0.157cm" svg:height="0.496cm" draw:transform="rotate (-3.14159265358979) translate (6.993cm 3.756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5" draw:text-style-name="P10" draw:layer="layout" svg:x1="6.914cm" svg:y1="3.901cm" svg:x2="6.914cm" svg:y2="3.082cm">
            <text:p/>
          </draw:line>
        </draw:g>
        <draw:frame draw:style-name="gr36" draw:text-style-name="P12" draw:layer="layout" svg:width="0.33cm" svg:height="0.276cm" svg:x="5.088cm" svg:y="2.796cm">
          <draw:text-box>
            <text:p text:style-name="P11"><text:span text:style-name="T1">K</text:span><text:span text:style-name="T2">+</text:span></text:p>
          </draw:text-box>
        </draw:frame>
        <draw:frame draw:style-name="gr37" draw:text-style-name="P12" draw:layer="layout" svg:width="0.33cm" svg:height="0.276cm" svg:x="6.037cm" svg:y="2.797cm">
          <draw:text-box>
            <text:p text:style-name="P11"><text:span text:style-name="T1">K</text:span><text:span text:style-name="T2">+</text:span></text:p>
          </draw:text-box>
        </draw:frame>
        <draw:frame draw:style-name="gr38" draw:text-style-name="P12" draw:layer="layout" svg:width="0.331cm" svg:height="0.276cm" svg:x="6.751cm" svg:y="2.798cm">
          <draw:text-box>
            <text:p text:style-name="P11"><text:span text:style-name="T1">K</text:span><text:span text:style-name="T2">+</text:span></text:p>
          </draw:text-box>
        </draw:frame>
        <draw:custom-shape draw:style-name="gr39" draw:text-style-name="P16" draw:layer="layout" svg:width="0.226cm" svg:height="0.225cm" svg:x="5.14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7" draw:layer="layout" svg:width="0.226cm" svg:height="0.225cm" svg:x="6.089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ellipse draw:style-name="gr41" draw:text-style-name="P18" draw:layer="layout" svg:width="0.337cm" svg:height="0.367cm" draw:transform="skewX (-0.535990613287459) rotate (-1.15889862332423) translate (5.129cm 3.542cm)" draw:kind="arc" draw:start-angle="182.25" draw:end-angle="271.83">
              <text:p/>
            </draw:ellipse>
            <draw:ellipse draw:style-name="gr42" draw:text-style-name="P18" draw:layer="layout" svg:width="0.336cm" svg:height="0.367cm" draw:transform="skewX (0.535990613287459) rotate (1.15767689284784) translate (5.106cm 3.868cm)" draw:kind="arc" draw:start-angle="274.62" draw:end-angle="0">
              <text:p/>
            </draw:ellipse>
          </draw:g>
          <draw:ellipse draw:style-name="gr43" draw:text-style-name="P18" draw:layer="layout" svg:width="0.452cm" svg:height="0.328cm" draw:transform="skewX (0.431445391092998) rotate (-0.282568805897882) translate (5.071cm 4.133cm)" draw:kind="arc" draw:start-angle="182.25" draw:end-angle="271.83">
            <text:p/>
          </draw:ellipse>
          <draw:custom-shape draw:style-name="gr44" draw:text-style-name="P19" xml:id="id1" draw:id="id1" draw:layer="layout" svg:width="0.072cm" svg:height="0.072cm" draw:transform="rotate (-0.467224640758883) translate (5.078cm 4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0.376cm" svg:height="0.5cm" svg:x="4.996cm" svg:y="3.2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0" draw:layer="layout" svg:width="0.156cm" svg:height="0.496cm" draw:transform="rotate (-3.14159265358979) translate (5.262cm 3.75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10" draw:layer="layout" svg:x1="5.181cm" svg:y1="4.048cm" svg:x2="5.187cm" svg:y2="3.081cm">
            <text:p/>
          </draw:line>
          <draw:connector draw:style-name="gr48" draw:text-style-name="P21" draw:layer="layout" draw:type="curve" svg:x1="5.127cm" svg:y1="4.501cm" svg:x2="5.444cm" svg:y2="4.26cm" draw:start-shape="id1" draw:start-glue-point="10" draw:end-shape="id2" draw:end-glue-point="4" svg:d="M5127 4501c212 0 317-80 317-241" svg:viewBox="0 0 318 242">
            <text:p/>
          </draw:connector>
          <draw:custom-shape draw:style-name="gr49" draw:text-style-name="P23" xml:id="id2" draw:id="id2" draw:layer="layout" svg:width="0.95cm" svg:height="0.33cm" svg:x="4.709cm" svg:y="3.93cm">
            <draw:glue-point draw:id="4" svg:x="2.744cm" svg:y="5.404cm"/>
            <text:p text:style-name="P22"><text:span text:style-name="T3">NADP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0" draw:text-style-name="P24" draw:layer="layout" svg:width="0.18cm" svg:height="0.319cm" svg:x="1.553cm" svg:y="2.053cm">
          <draw:text-box>
            <text:p text:style-name="P4"><text:span text:style-name="T4">a</text:span></text:p>
          </draw:text-box>
        </draw:frame>
        <draw:frame draw:style-name="gr51" draw:text-style-name="P24" draw:layer="layout" svg:width="0.18cm" svg:height="0.319cm" svg:x="4.754cm" svg:y="2.053cm">
          <draw:text-box>
            <text:p text:style-name="P4"><text:span text:style-name="T4">b</text:span></text:p>
          </draw:text-box>
        </draw:frame>
        <draw:frame draw:style-name="gr52" draw:text-style-name="P12" draw:layer="layout" svg:width="2.716cm" svg:height="0.276cm" svg:x="1.771cm" svg:y="2.469cm">
          <draw:text-box>
            <text:p text:style-name="P11"><text:span text:style-name="T1">Dr</text:span><text:span text:style-name="T1">os</text:span><text:span text:style-name="T1">op</text:span><text:span text:style-name="T1">hil</text:span><text:span text:style-name="T1">a </text:span><text:span text:style-name="T1">m</text:span><text:span text:style-name="T1">el</text:span><text:span text:style-name="T1">an</text:span><text:span text:style-name="T1">og</text:span><text:span text:style-name="T1">as</text:span><text:span text:style-name="T1">te</text:span><text:span text:style-name="T1">r</text:span></text:p>
          </draw:text-box>
        </draw:frame>
        <draw:g>
          <draw:g>
            <draw:frame draw:style-name="gr53" draw:text-style-name="P25" draw:layer="layout" svg:width="1.924cm" svg:height="0.276cm" svg:x="2.129cm" svg:y="3.675cm">
              <draw:text-box>
                <text:p text:style-name="P4"><text:span text:style-name="T5">Ze</text:span><text:span text:style-name="T5">itg</text:span><text:span text:style-name="T5">eb</text:span><text:span text:style-name="T5">er </text:span><text:span text:style-name="T5">ti</text:span><text:span text:style-name="T5">m</text:span><text:span text:style-name="T5">e </text:span><text:span text:style-name="T5">(h</text:span><text:span text:style-name="T5">)</text:span></text:p>
              </draw:text-box>
            </draw:frame>
            <draw:frame draw:style-name="gr54" draw:text-style-name="P5" draw:layer="layout" svg:width="0.273cm" svg:height="0.276cm" svg:x="4.02cm" svg:y="4.011cm">
              <draw:text-box>
                <text:p text:style-name="P4"><text:span text:style-name="T1">24</text:span></text:p>
              </draw:text-box>
            </draw:frame>
            <draw:frame draw:style-name="gr55" draw:text-style-name="P25" draw:layer="layout" svg:width="0.137cm" svg:height="0.276cm" svg:x="1.954cm" svg:y="4.011cm">
              <draw:text-box>
                <text:p text:style-name="P4"><text:span text:style-name="T5">0</text:span></text:p>
              </draw:text-box>
            </draw:frame>
            <draw:frame draw:style-name="gr56" draw:text-style-name="P25" draw:layer="layout" svg:width="0.273cm" svg:height="0.276cm" svg:x="2.951cm" svg:y="4.011cm">
              <draw:text-box>
                <text:p text:style-name="P4"><text:span text:style-name="T5">12</text:span></text:p>
              </draw:text-box>
            </draw:frame>
            <draw:frame draw:style-name="gr57" draw:text-style-name="P26" draw:layer="layout" svg:width="0.967cm" svg:height="0.551cm" svg:x="3.387cm" svg:y="4.575cm">
              <draw:text-box>
                <text:p text:style-name="P4"><text:span text:style-name="T6"><text:s text:c="4"/></text:span><text:span text:style-name="T6">Sl</text:span><text:span text:style-name="T6">ee</text:span><text:span text:style-name="T6">p </text:span></text:p>
                <text:p text:style-name="P4"><text:span text:style-name="T6">de</text:span><text:span text:style-name="T6">pri</text:span><text:span text:style-name="T6">ve</text:span><text:span text:style-name="T6">d</text:span></text:p>
              </draw:text-box>
            </draw:frame>
            <draw:custom-shape draw:style-name="gr58" draw:text-style-name="P27" draw:layer="layout" svg:width="0.222cm" svg:height="0.222cm" svg:x="3.40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59" draw:text-style-name="P16" draw:layer="layout" svg:width="0.222cm" svg:height="0.222cm" svg:x="1.905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60" draw:text-style-name="P17" draw:layer="layout" svg:width="0.222cm" svg:height="0.222cm" svg:x="2.96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g>
              <draw:custom-shape draw:style-name="gr61" draw:text-style-name="P28" draw:layer="layout" svg:width="1.069cm" svg:height="0.071cm" svg:x="2.015cm" svg:y="4.333cm">
                <text:p/>
                <draw:enhanced-geometry svg:viewBox="0 0 21600 21600" draw:type="rectangle" draw:enhanced-path="M 0 0 L 21600 0 21600 21600 0 21600 0 0 Z N"/>
              </draw:custom-shape>
              <draw:line draw:style-name="gr62" draw:text-style-name="P10" draw:layer="layout" svg:x1="4.155cm" svg:y1="4.267cm" svg:x2="4.155cm" svg:y2="4.328cm">
                <text:p/>
              </draw:line>
              <draw:line draw:style-name="gr63" draw:text-style-name="P10" draw:layer="layout" svg:x1="2.015cm" svg:y1="4.267cm" svg:x2="2.015cm" svg:y2="4.328cm">
                <text:p/>
              </draw:line>
              <draw:line draw:style-name="gr64" draw:text-style-name="P10" draw:layer="layout" svg:x1="3.082cm" svg:y1="4.267cm" svg:x2="3.082cm" svg:y2="4.328cm">
                <text:p/>
              </draw:line>
              <draw:custom-shape draw:style-name="gr65" draw:text-style-name="P27" draw:layer="layout" svg:width="0.432cm" svg:height="0.082cm" svg:x="3.091cm" svg:y="4.456cm">
                <text:p/>
                <draw:enhanced-geometry svg:viewBox="0 0 21600 21600" draw:type="rectangle" draw:enhanced-path="M 0 0 L 21600 0 21600 21600 0 21600 0 0 Z N"/>
              </draw:custom-shape>
              <draw:line draw:style-name="gr66" draw:text-style-name="P10" draw:layer="layout" svg:x1="3.084cm" svg:y1="4.408cm" svg:x2="3.084cm" svg:y2="4.537cm">
                <text:p/>
              </draw:line>
              <draw:line draw:style-name="gr67" draw:text-style-name="P10" draw:layer="layout" svg:x1="2.015cm" svg:y1="4.401cm" svg:x2="2.015cm" svg:y2="4.5cm">
                <text:p/>
              </draw:line>
              <draw:line draw:style-name="gr68" draw:text-style-name="P29" draw:layer="layout" svg:x1="3.518cm" svg:y1="4.451cm" svg:x2="3.518cm" svg:y2="4.539cm">
                <text:p/>
              </draw:line>
              <draw:custom-shape draw:style-name="gr69" draw:text-style-name="P17" draw:layer="layout" svg:width="1.069cm" svg:height="0.071cm" svg:x="3.086cm" svg:y="4.33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0" draw:text-style-name="P16" draw:layer="layout" svg:width="0.226cm" svg:height="0.225cm" svg:x="2.08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7" draw:layer="layout" svg:width="0.226cm" svg:height="0.225cm" svg:x="3.94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g>
            <draw:ellipse draw:style-name="gr72" draw:text-style-name="P18" draw:layer="layout" svg:width="0.337cm" svg:height="0.367cm" draw:transform="skewX (-0.535990613287459) rotate (-1.15889862332423) translate (6.178cm 3.536cm)" draw:kind="arc" draw:start-angle="182.25" draw:end-angle="271.83">
              <text:p/>
            </draw:ellipse>
            <draw:ellipse draw:style-name="gr73" draw:text-style-name="P18" draw:layer="layout" svg:width="0.336cm" svg:height="0.367cm" draw:transform="skewX (0.535990613287459) rotate (1.15767689284784) translate (6.155cm 3.862cm)" draw:kind="arc" draw:start-angle="274.62" draw:end-angle="0">
              <text:p/>
            </draw:ellipse>
          </draw:g>
          <draw:ellipse draw:style-name="gr74" draw:text-style-name="P18" draw:layer="layout" svg:width="0.452cm" svg:height="0.328cm" draw:transform="skewX (0.431445391092998) rotate (-0.282568805897882) translate (6.088cm 4.127cm)" draw:kind="arc" draw:start-angle="182.25" draw:end-angle="271.83">
            <text:p/>
          </draw:ellipse>
          <draw:custom-shape draw:style-name="gr75" draw:text-style-name="P19" xml:id="id3" draw:id="id3" draw:layer="layout" svg:width="0.072cm" svg:height="0.072cm" draw:transform="rotate (-0.467224640758883) translate (6.058cm 4.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9" draw:layer="layout" svg:width="0.376cm" svg:height="0.5cm" svg:x="6.045cm" svg:y="3.2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0" draw:layer="layout" svg:width="0.156cm" svg:height="0.496cm" draw:transform="rotate (-3.14159265358979) translate (6.311cm 3.7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8" draw:text-style-name="P10" draw:layer="layout" svg:x1="6.23cm" svg:y1="4.042cm" svg:x2="6.236cm" svg:y2="3.075cm">
            <text:p/>
          </draw:line>
          <draw:connector draw:style-name="gr79" draw:text-style-name="P21" draw:layer="layout" draw:type="curve" svg:x1="6.107cm" svg:y1="4.495cm" svg:x2="6.493cm" svg:y2="4.264cm" draw:start-shape="id3" draw:start-glue-point="10" draw:end-shape="id4" draw:end-glue-point="4" svg:d="M6107 4495c258 0 386-77 386-231" svg:viewBox="0 0 387 232">
            <text:p/>
          </draw:connector>
          <draw:custom-shape draw:style-name="gr49" draw:text-style-name="P31" xml:id="id4" draw:id="id4" draw:layer="layout" svg:width="0.95cm" svg:height="0.33cm" svg:x="5.758cm" svg:y="3.934cm">
            <draw:glue-point draw:id="4" svg:x="2.744cm" svg:y="5.404cm"/>
            <text:p text:style-name="P30"><text:span text:style-name="T7">NADP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0" draw:text-style-name="P32" draw:layer="layout" svg:x1="6.521cm" svg:y1="4.437cm" svg:x2="6.321cm" svg:y2="4.626cm">
            <text:p/>
          </draw:line>
          <draw:line draw:style-name="gr81" draw:text-style-name="P32" draw:layer="layout" svg:x1="6.321cm" svg:y1="4.438cm" svg:x2="6.521cm" svg:y2="4.627cm">
            <text:p/>
          </draw:line>
        </draw:g>
        <draw:frame draw:style-name="gr82" draw:text-style-name="P12" draw:layer="layout" svg:width="3.456cm" svg:height="0.399cm" svg:x="6.02cm" svg:y="5.202cm">
          <draw:text-box>
            <text:p text:style-name="P11"><text:span text:style-name="T1">do</text:span><text:span text:style-name="T1">rs</text:span><text:span text:style-name="T1">al </text:span><text:span text:style-name="T1">Fa</text:span><text:span text:style-name="T1">n-</text:span><text:span text:style-name="T1">sh</text:span><text:span text:style-name="T1">ap</text:span><text:span text:style-name="T1">ed </text:span><text:span text:style-name="T1">bo</text:span><text:span text:style-name="T1">dy </text:span><text:span text:style-name="T1">ne</text:span><text:span text:style-name="T1">ur</text:span><text:span text:style-name="T1">on</text:span></text:p>
          </draw:text-box>
        </draw:frame>
        <draw:g>
          <draw:frame draw:style-name="gr83" draw:text-style-name="P33" draw:layer="layout" svg:width="0.273cm" svg:height="0.335cm" svg:x="2.445cm" svg:y="11.631cm">
            <draw:text-box>
              <text:p text:style-name="P4"><text:span text:style-name="T5">O</text:span><text:span text:style-name="T8">2</text:span></text:p>
            </draw:text-box>
          </draw:frame>
          <draw:frame draw:style-name="gr84" draw:text-style-name="P33" draw:layer="layout" svg:width="0.451cm" svg:height="0.335cm" svg:x="3.503cm" svg:y="11.631cm">
            <draw:text-box>
              <text:p text:style-name="P4"><text:span text:style-name="T5">H</text:span><text:span text:style-name="T8">2</text:span><text:span text:style-name="T9">O</text:span></text:p>
            </draw:text-box>
          </draw:frame>
        </draw:g>
        <draw:custom-shape draw:style-name="gr85" draw:text-style-name="P34" draw:layer="layout" svg:width="2.4cm" svg:height="0.252cm" svg:x="1.886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1" draw:layer="layout" svg:x1="1.886cm" svg:y1="10.704cm" svg:x2="4.286cm" svg:y2="10.704cm">
          <text:p/>
        </draw:line>
        <draw:frame draw:style-name="gr87" draw:text-style-name="P33" draw:layer="layout" svg:width="0.341cm" svg:height="0.357cm" svg:x="3.685cm" svg:y="9.021cm">
          <draw:text-box>
            <text:p text:style-name="P4"><text:span text:style-name="T10">h</text:span></text:p>
          </draw:text-box>
        </draw:frame>
        <draw:custom-shape draw:style-name="gr88" draw:text-style-name="P35" draw:layer="layout" svg:width="2.4cm" svg:height="0.359cm" svg:x="1.886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" xml:id="id5" draw:id="id5" draw:layer="layout" svg:width="0.273cm" svg:height="0.335cm" svg:x="2.368cm" svg:y="10.241cm">
          <draw:text-box>
            <text:p text:style-name="P4"><text:span text:style-name="T1">O</text:span><text:span text:style-name="T11">2</text:span></text:p>
          </draw:text-box>
        </draw:frame>
        <draw:frame draw:style-name="gr90" draw:text-style-name="P5" xml:id="id6" draw:id="id6" draw:layer="layout" svg:width="0.273cm" svg:height="0.276cm" svg:x="3.514cm" svg:y="10.27cm">
          <draw:text-box>
            <text:p text:style-name="P4"><text:span text:style-name="T1">O</text:span><text:span text:style-name="T12">_</text:span></text:p>
          </draw:text-box>
        </draw:frame>
        <draw:line draw:style-name="gr91" draw:text-style-name="P21" draw:layer="layout" svg:x1="1.83cm" svg:y1="9.723cm" svg:x2="4.295cm" svg:y2="9.723cm">
          <text:p/>
        </draw:line>
        <draw:connector draw:style-name="gr92" draw:text-style-name="P21" draw:layer="layout" draw:type="curve" draw:line-skew="0.287cm" svg:x1="2.504cm" svg:y1="10.241cm" svg:x2="3.65cm" svg:y2="10.27cm" draw:start-shape="id5" draw:start-glue-point="0" draw:end-shape="id6" svg:d="M2504 10241c0-319 1146-334 1146 29" svg:viewBox="0 0 1147 271">
          <text:p/>
        </draw:connector>
        <draw:connector draw:style-name="gr93" draw:text-style-name="P21" draw:layer="layout" draw:type="curve" draw:line-skew="0.263cm" svg:x1="2.581cm" svg:y1="11.631cm" svg:x2="3.728cm" svg:y2="11.631cm" svg:d="M2581 11631c0-355 1147-355 1147 0" svg:viewBox="0 0 1148 267">
          <text:p/>
        </draw:connector>
        <draw:custom-shape draw:style-name="gr94" draw:text-style-name="P36" draw:layer="layout" svg:width="0.824cm" svg:height="0.353cm" svg:x="2.662cm" svg:y="9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37" draw:layer="layout" svg:width="0.722cm" svg:height="0.2cm" svg:x="2.725cm" svg:y="9.794cm">
          <draw:text-box>
            <text:p text:style-name="P4"><text:span text:style-name="T13">mini</text:span><text:span text:style-name="T13">SOG</text:span></text:p>
          </draw:text-box>
        </draw:frame>
        <draw:custom-shape draw:style-name="gr96" draw:text-style-name="P39" draw:layer="layout" svg:width="0.5cm" svg:height="0.3cm" svg:x="3.686cm" svg:y="11.019cm">
          <text:p text:style-name="P38"><text:span text:style-name="T14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21" draw:layer="layout" draw:type="line" svg:x1="2.642cm" svg:y1="11.169cm" svg:x2="3.713cm" svg:y2="11.153cm" svg:d="M2642 11169l1071-16" svg:viewBox="0 0 1072 17">
          <text:p/>
        </draw:connector>
        <draw:custom-shape draw:style-name="gr98" draw:text-style-name="P36" draw:layer="layout" svg:width="0.633cm" svg:height="0.401cm" svg:x="2.833cm" svg:y="11.0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7" draw:layer="layout" svg:width="0.379cm" svg:height="0.2cm" svg:x="2.96cm" svg:y="11.125cm">
          <draw:text-box>
            <text:p text:style-name="P4"><text:span text:style-name="T13">AOX</text:span></text:p>
          </draw:text-box>
        </draw:frame>
        <draw:frame draw:style-name="gr100" draw:text-style-name="P40" draw:layer="layout" svg:width="0.545cm" svg:height="0.551cm" svg:x="1.941cm" svg:y="9.439cm">
          <draw:text-box>
            <text:p text:style-name="P4"><text:span text:style-name="T5">dfb</text:span></text:p>
          </draw:text-box>
        </draw:frame>
        <draw:frame draw:style-name="gr101" draw:text-style-name="P33" draw:layer="layout" svg:width="0.523cm" svg:height="0.239cm" svg:x="1.941cm" svg:y="10.599cm">
          <draw:text-box>
            <text:p text:style-name="P4"><text:span text:style-name="T15">MO</text:span><text:span text:style-name="T15">M</text:span></text:p>
          </draw:text-box>
        </draw:frame>
        <draw:frame draw:style-name="gr102" draw:text-style-name="P24" draw:layer="layout" svg:width="0.18cm" svg:height="0.319cm" svg:x="7.468cm" svg:y="2.053cm">
          <draw:text-box>
            <text:p text:style-name="P4"><text:span text:style-name="T4">c</text:span></text:p>
          </draw:text-box>
        </draw:frame>
        <draw:frame draw:style-name="gr103" draw:text-style-name="P24" draw:layer="layout" svg:width="0.18cm" svg:height="0.319cm" svg:x="1.553cm" svg:y="5.055cm">
          <draw:text-box>
            <text:p text:style-name="P4"><text:span text:style-name="T4">d</text:span></text:p>
          </draw:text-box>
        </draw:frame>
        <draw:frame draw:style-name="gr104" draw:text-style-name="P24" draw:layer="layout" svg:width="0.18cm" svg:height="0.319cm" svg:x="1.553cm" svg:y="8.956cm">
          <draw:text-box>
            <text:p text:style-name="P4"><text:span text:style-name="T4">e</text:span></text:p>
          </draw:text-box>
        </draw:frame>
        <draw:frame draw:style-name="gr105" draw:text-style-name="P24" draw:layer="layout" svg:width="0.18cm" svg:height="0.319cm" svg:x="4.754cm" svg:y="5.057cm">
          <draw:text-box>
            <text:p text:style-name="P4"><text:span text:style-name="T4">f</text:span></text:p>
          </draw:text-box>
        </draw:frame>
        <draw:custom-shape draw:style-name="gr106" draw:text-style-name="P39" draw:layer="layout" svg:width="0.7cm" svg:height="0.3cm" svg:x="1.986cm" svg:y="11.019cm">
          <text:p text:style-name="P38"><text:span text:style-name="T14">CoQH</text:span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107" draw:text-style-name="P41" draw:layer="layout" svg:width="0.178cm" svg:height="0.143cm" svg:x="3.886cm" svg:y="9.148cm" svg:viewBox="0 0 179 144" draw:points="90,144 0,144 0,0 179,0 179,144">
            <text:p/>
          </draw:polygon>
          <draw:path draw:style-name="gr108" draw:text-style-name="P42" draw:layer="layout" svg:width="0.198cm" svg:height="0.185cm" svg:x="3.887cm" svg:y="9.127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  <draw:frame draw:style-name="gr109" draw:text-style-name="P2" draw:layer="layout" svg:width="0.874cm" svg:height="0.567cm" draw:transform="rotate (0.450818545790135) translate (2.691cm 9.368cm)">
          <draw:image xlink:href="Pictures/1000168D0000520800007404EADD49A1D0BA3E14.svg" xlink:type="simple" xlink:show="embed" xlink:actuate="onLoad" loext:mime-type="image/svg+xml">
            <text:p/>
          </draw:image>
          <draw:image xlink:href="Pictures/100002010000025300000349B85141D62288DE11.png" xlink:type="simple" xlink:show="embed" xlink:actuate="onLoad" loext:mime-type="image/png"/>
        </draw:frame>
      </draw:page>
      <draw:page draw:name="page2" draw:style-name="dp1" draw:master-page-name="Default">
        <draw:custom-shape draw:style-name="gr110" draw:text-style-name="P2" draw:layer="layout" svg:width="8.99cm" svg:height="18.923cm" svg:x="1.5cm" svg:y="2.397cm">
          <text:p/>
          <draw:enhanced-geometry svg:viewBox="0 0 21600 21600" draw:type="rectangle" draw:enhanced-path="M 0 0 L 21600 0 21600 21600 0 21600 0 0 Z N"/>
        </draw:custom-shape>
        <draw:frame draw:style-name="gr111" draw:text-style-name="P2" draw:layer="layout" svg:width="8.699cm" svg:height="18.743cm" svg:x="1.691cm" svg:y="2.449cm">
          <draw:image xlink:href="Pictures/100002010000041B000008C46A6A833B35B86002.png" xlink:type="simple" xlink:show="embed" xlink:actuate="onLoad" loext:mime-type="image/png">
            <text:p/>
          </draw:image>
        </draw:frame>
        <draw:frame draw:style-name="gr112" draw:text-style-name="P44" xml:id="id10" draw:id="id10" draw:layer="layout" svg:width="0.582cm" svg:height="0.391cm" svg:x="3.127cm" svg:y="5.001cm">
          <draw:text-box>
            <text:p text:style-name="P43"><text:span text:style-name="T17">I</text:span><text:span text:style-name="T18">external</text:span></text:p>
          </draw:text-box>
          <draw:glue-point draw:id="4" svg:x="-3.618cm" svg:y="5cm"/>
          <draw:glue-point draw:id="5" svg:x="-4.335cm" svg:y="5cm"/>
        </draw:frame>
        <draw:frame draw:style-name="gr113" draw:text-style-name="P21" xml:id="id8" draw:id="id8" draw:layer="layout" svg:width="1.632cm" svg:height="1.789cm" draw:transform="rotate (1.5707963267949) translate (2.524cm 4.591cm)">
          <draw:image xlink:href="Pictures/10000201000001BE000001BE76327DA1CD5A665C.png" xlink:type="simple" xlink:show="embed" xlink:actuate="onLoad" loext:mime-type="image/png">
            <text:p/>
          </draw:image>
          <draw:glue-point draw:id="4" svg:x="4.593cm" svg:y="0.741cm"/>
          <draw:glue-point draw:id="5" svg:x="4.609cm" svg:y="-0.757cm"/>
        </draw:frame>
        <draw:custom-shape draw:style-name="gr114" draw:text-style-name="P9" xml:id="id9" draw:id="id9" draw:layer="layout" svg:width="1.332cm" svg:height="1.495cm" svg:x="5.003cm" svg:y="3.137cm">
          <draw:glue-point draw:id="4" svg:x="-5cm" svg:y="-4.999cm"/>
          <draw:glue-point draw:id="5" svg:x="-5cm" svg:y="4.999cm"/>
          <draw:glue-point draw:id="6" svg:x="5cm" svg:y="-5cm"/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5" draw:text-style-name="P9" draw:layer="layout" draw:type="line" svg:x1="5.472cm" svg:y1="3.677cm" svg:x2="4.956cm" svg:y2="3.477cm" draw:start-shape="id7" draw:start-glue-point="11" svg:d="M5472 3677l-516-200" svg:viewBox="0 0 517 201">
          <text:p/>
        </draw:connector>
        <draw:connector draw:style-name="gr116" draw:text-style-name="P9" draw:layer="layout" draw:type="line" svg:x1="5.426cm" svg:y1="3.997cm" svg:x2="4.951cm" svg:y2="4.112cm" draw:start-shape="id7" draw:start-glue-point="13" svg:d="M5426 3997l-475 115" svg:viewBox="0 0 476 116">
          <text:p/>
        </draw:connector>
        <draw:connector draw:style-name="gr117" draw:text-style-name="P9" draw:layer="layout" draw:type="line" svg:x1="5.472cm" svg:y1="4.072cm" svg:x2="4.95cm" svg:y2="4.32cm" draw:start-shape="id7" draw:start-glue-point="9" svg:d="M5472 4072l-522 248" svg:viewBox="0 0 523 249">
          <text:p/>
        </draw:connector>
        <draw:custom-shape draw:style-name="gr118" draw:text-style-name="P7" xml:id="id7" draw:id="id7" draw:layer="layout" svg:width="0.558cm" svg:height="0.559cm" svg:x="5.39cm" svg:y="3.595cm">
          <draw:glue-point draw:id="12" svg:x="-4.841cm" svg:y="-2.118cm"/>
          <draw:glue-point draw:id="13" svg:x="-4.361cm" svg:y="2.204cm"/>
          <draw:glue-point draw:id="14" svg:x="-4.841cm" svg:y="-1.637cm"/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33" draw:layer="layout" svg:width="0.688cm" svg:height="0.335cm" svg:x="5.545cm" svg:y="4.248cm">
          <draw:text-box>
            <text:p text:style-name="P4"><text:span text:style-name="T5">I</text:span><text:span text:style-name="T8">me</text:span><text:span text:style-name="T8">tabo</text:span><text:span text:style-name="T8">lic</text:span></text:p>
          </draw:text-box>
        </draw:frame>
        <draw:frame draw:style-name="gr120" draw:text-style-name="P33" draw:layer="layout" svg:width="0.599cm" svg:height="0.335cm" svg:x="5.06cm" svg:y="3.15cm">
          <draw:text-box>
            <text:p text:style-name="P4"><text:span text:style-name="T5">I</text:span><text:span text:style-name="T8">sy</text:span><text:span text:style-name="T8">napt</text:span><text:span text:style-name="T8">ic</text:span></text:p>
          </draw:text-box>
        </draw:frame>
        <draw:connector draw:style-name="gr121" draw:text-style-name="P9" draw:layer="layout" draw:type="line" svg:x1="5.399cm" svg:y1="3.783cm" svg:x2="4.95cm" svg:y2="3.681cm" draw:start-shape="id7" draw:start-glue-point="14" svg:d="M5399 3783l-449-102" svg:viewBox="0 0 450 103">
          <text:p/>
        </draw:connector>
        <draw:custom-shape draw:style-name="gr122" draw:text-style-name="P45" draw:layer="layout" svg:width="0.139cm" svg:height="0.158cm" svg:x="5.6cm" svg:y="4.07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3" draw:text-style-name="P21" draw:layer="layout" draw:type="line" svg:x1="4.242cm" svg:y1="3.652cm" svg:x2="5.003cm" svg:y2="3.137cm" draw:start-shape="id8" draw:start-glue-point="5" draw:end-shape="id9" draw:end-glue-point="4" svg:d="M4242 3652l761-515" svg:viewBox="0 0 762 516">
          <text:p/>
        </draw:connector>
        <draw:connector draw:style-name="gr124" draw:text-style-name="P21" draw:layer="layout" draw:type="line" svg:x1="4.239cm" svg:y1="3.895cm" svg:x2="5.003cm" svg:y2="4.631cm" draw:start-shape="id8" draw:start-glue-point="4" draw:end-shape="id9" draw:end-glue-point="5" svg:d="M4239 3895l764 736" svg:viewBox="0 0 765 737">
          <text:p/>
        </draw:connector>
        <draw:connector draw:style-name="gr125" draw:text-style-name="P9" draw:layer="layout" draw:type="line" svg:x1="5.39cm" svg:y1="3.874cm" svg:x2="4.943cm" svg:y2="3.88cm" draw:start-shape="id7" svg:d="M5390 3874l-447 6" svg:viewBox="0 0 448 7">
          <text:p/>
        </draw:connector>
        <draw:frame draw:style-name="gr126" draw:text-style-name="P46" draw:layer="layout" svg:width="0.836cm" svg:height="0.335cm" svg:x="5.302cm" svg:y="2.746cm">
          <draw:text-box>
            <text:p text:style-name="P4"><text:span text:style-name="T19">N</text:span><text:span text:style-name="T19">eu</text:span><text:span text:style-name="T19">ro</text:span><text:span text:style-name="T19">n</text:span></text:p>
          </draw:text-box>
        </draw:frame>
        <draw:connector draw:style-name="gr127" draw:text-style-name="P21" draw:layer="layout" draw:type="line" svg:x1="3.418cm" svg:y1="5.001cm" svg:x2="3.418cm" svg:y2="4.591cm" draw:start-shape="id10" draw:start-glue-point="0" draw:end-shape="id8" svg:d="M3418 5001v-410" svg:viewBox="0 0 1 411">
          <text:p/>
        </draw:connector>
        <draw:frame draw:style-name="gr128" draw:text-style-name="P47" draw:layer="layout" svg:width="0.495cm" svg:height="0.569cm" svg:x="1.558cm" svg:y="2.375cm">
          <draw:text-box>
            <text:p><text:span text:style-name="T20">a</text:span></text:p>
          </draw:text-box>
        </draw:frame>
        <draw:frame draw:style-name="gr129" draw:text-style-name="P47" draw:layer="layout" svg:width="0.635cm" svg:height="0.569cm" svg:x="6.763cm" svg:y="2.375cm">
          <draw:text-box>
            <text:p><text:span text:style-name="T20">b</text:span></text:p>
          </draw:text-box>
        </draw:frame>
        <draw:frame draw:style-name="gr130" draw:text-style-name="P47" draw:layer="layout" svg:width="0.368cm" svg:height="0.569cm" svg:x="1.621cm" svg:y="5.226cm">
          <draw:text-box>
            <text:p><text:span text:style-name="T20">c</text:span></text:p>
          </draw:text-box>
        </draw:frame>
        <draw:frame draw:style-name="gr129" draw:text-style-name="P47" draw:layer="layout" svg:width="0.635cm" svg:height="0.569cm" svg:x="1.488cm" svg:y="7.727cm">
          <draw:text-box>
            <text:p><text:span text:style-name="T20">d</text:span></text:p>
          </draw:text-box>
        </draw:frame>
        <draw:frame draw:style-name="gr130" draw:text-style-name="P47" draw:layer="layout" svg:width="0.368cm" svg:height="0.569cm" svg:x="1.621cm" svg:y="10.128cm">
          <draw:text-box>
            <text:p><text:span text:style-name="T20">e</text:span></text:p>
          </draw:text-box>
        </draw:frame>
        <draw:frame draw:style-name="gr130" draw:text-style-name="P47" draw:layer="layout" svg:width="0.368cm" svg:height="0.569cm" svg:x="1.621cm" svg:y="12.129cm">
          <draw:text-box>
            <text:p><text:span text:style-name="T20">f</text:span></text:p>
          </draw:text-box>
        </draw:frame>
        <draw:frame draw:style-name="gr130" draw:text-style-name="P47" draw:layer="layout" svg:width="0.368cm" svg:height="0.569cm" svg:x="1.621cm" svg:y="14.632cm">
          <draw:text-box>
            <text:p><text:span text:style-name="T20">g</text:span></text:p>
          </draw:text-box>
        </draw:frame>
        <draw:frame draw:style-name="gr129" draw:text-style-name="P47" draw:layer="layout" svg:width="0.635cm" svg:height="0.569cm" svg:x="3.769cm" svg:y="14.632cm">
          <draw:text-box>
            <text:p><text:span text:style-name="T20">h</text:span></text:p>
          </draw:text-box>
        </draw:frame>
        <draw:frame draw:style-name="gr129" draw:text-style-name="P47" draw:layer="layout" svg:width="0.635cm" svg:height="0.569cm" svg:x="5.77cm" svg:y="14.632cm">
          <draw:text-box>
            <text:p><text:span text:style-name="T20">i</text:span></text:p>
          </draw:text-box>
        </draw:frame>
        <draw:frame draw:style-name="gr129" draw:text-style-name="P47" draw:layer="layout" svg:width="0.635cm" svg:height="0.569cm" svg:x="7.871cm" svg:y="14.632cm">
          <draw:text-box>
            <text:p><text:span text:style-name="T20">j</text:span></text:p>
          </draw:text-box>
        </draw:frame>
        <draw:frame draw:style-name="gr130" draw:text-style-name="P47" draw:layer="layout" svg:width="0.368cm" svg:height="0.569cm" svg:x="1.621cm" svg:y="17.935cm">
          <draw:text-box>
            <text:p><text:span text:style-name="T20">k</text:span></text:p>
          </draw:text-box>
        </draw:frame>
        <draw:frame draw:style-name="gr129" draw:text-style-name="P47" draw:layer="layout" svg:width="0.635cm" svg:height="0.569cm" svg:x="4.673cm" svg:y="17.935cm">
          <draw:text-box>
            <text:p><text:span text:style-name="T20">l</text:span></text:p>
          </draw:text-box>
        </draw:frame>
        <draw:frame draw:style-name="gr129" draw:text-style-name="P47" draw:layer="layout" svg:width="0.635cm" svg:height="0.569cm" svg:x="7.674cm" svg:y="17.935cm">
          <draw:text-box>
            <text:p><text:span text:style-name="T20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18:27.671169099</meta:creation-date>
    <dc:date>2023-07-28T15:52:37.141263456</dc:date>
    <meta:editing-duration>P1DT8H46M53S</meta:editing-duration>
    <meta:editing-cycles>52</meta:editing-cycles>
    <meta:generator>LibreOffice/6.4.7.2$Linux_X86_64 LibreOffice_project/40$Build-2</meta:generator>
    <meta:document-statistic meta:object-count="170"/>
  </office:meta>
</office:document-meta>
</file>